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i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terrazzi/balcon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ezzo €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go Panigal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o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e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van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Donat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Viol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c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lpighi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r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l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18T17:38:38.451309164</dc:date>
    <meta:editing-duration>PT8H25M27S</meta:editing-duration>
    <meta:editing-cycles>53</meta:editing-cycles>
    <meta:document-statistic meta:table-count="1" meta:cell-count="1607" meta:object-count="0"/>
  </office:meta>
</office:document-meta>
</file>